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23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23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19" table:content-validation-name="val5" office:value-type="string" calcext:value-type="string">
            <text:p>Inside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6])" office:value-type="string" office:string-value="1, 2" calcext:value-type="string">
            <text:p>1, 2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7])" office:value-type="string" office:string-value="1, 2, 3" calcext:value-type="string">
            <text:p>1, 2, 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8])" office:value-type="string" office:string-value="1, 2, 3, 4" calcext:value-type="string">
            <text:p>1, 2, 3, 4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9])" office:value-type="string" office:string-value="5" calcext:value-type="string">
            <text:p>5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9])" office:value-type="string" office:string-value="1, 2, 3, 4, 5" calcext:value-type="string">
            <text:p>1, 2, 3, 4, 5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ON_GRID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SNOWPINETREE</text:p>
          </table:table-cell>
          <table:table-cell table:style-name="ce1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FOREST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1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17])" office:value-type="string" office:string-value="9, 10, 11, 12, 13" calcext:value-type="string">
            <text:p>9, 10, 11, 12, 13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2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])" office:value-type="string" office:string-value="9, 10, 11, 12, 13, 14" calcext:value-type="string">
            <text:p>9, 10, 11, 12, 13, 14</text:p>
          </table:table-cell>
          <table:table-cell table:style-name="ce36" office:value-type="string" calcext:value-type="string">
            <text:p>1, 1, 1, 1, 1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3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:.$A$19])" office:value-type="string" office:string-value="9, 10, 11, 12, 13, 14, 15" calcext:value-type="string">
            <text:p>9, 10, 11, 12, 13, 14, 15</text:p>
          </table:table-cell>
          <table:table-cell table:style-name="ce36" office:value-type="string" calcext:value-type="string">
            <text:p>1, 1, 1, 1, 1, 6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20])" office:value-type="string" office:string-value="9, 10, 11, 12, 13, 14, 15, 16" calcext:value-type="string">
            <text:p>9, 10, 11, 12, 13, 14, 15, 16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;[.$A$22])" office:value-type="string" office:string-value="17, 18" calcext:value-type="string">
            <text:p>17, 18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CRACKS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CRATE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SEA_ROCKS_2</text:p>
          </table:table-cell>
          <table:table-cell table:style-name="ce12"/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DISMANTLED_CAR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GRAV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6])" office:value-type="string" office:string-value="22" calcext:value-type="string">
            <text:p>22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39])" office:value-type="string" office:string-value="35" calcext:value-type="string">
            <text:p>35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11];[.$A$21];[.$A$27:.$A$31];[.$A$39])" office:value-type="string" office:string-value="7, 17, 23, 24, 25, 26, 27, 35" calcext:value-type="string">
            <text:p>7, 17, 23, 24, 25, 26, 27, 35</text:p>
          </table:table-cell>
          <table:table-cell table:style-name="ce36" office:value-type="string" calcext:value-type="string">
            <text:p>12, 4, 4, 4, 4, 4, 4, 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:.$A$10])" office:value-type="string" office:string-value="1, 2, 3, 4, 5, 6" calcext:value-type="string">
            <text:p>1, 2, 3, 4, 5, 6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39:.$A$40])" office:value-type="string" office:string-value="7, 35, 36" calcext:value-type="string">
            <text:p>7, 35, 36</text:p>
          </table:table-cell>
          <table:table-cell table:style-name="ce36" office:value-type="string" calcext:value-type="string">
            <text:p>24, 4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BROKEN_CART</text:p>
          </table:table-cell>
          <table:table-cell table:style-name="ce12" office:value-type="float" office:value="858" calcext:value-type="float">
            <text:p>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 [.$A$40]; [.$A$42])" office:value-type="string" office:string-value="7, 36, 38" calcext:value-type="string">
            <text:p>7, 36, 38</text:p>
          </table:table-cell>
          <table:table-cell table:style-name="ce36" office:value-type="string" calcext:value-type="string">
            <text:p>26, 4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SKELETON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4])" office:value-type="string" office:string-value="40" calcext:value-type="string">
            <text:p>40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45])" office:value-type="string" office:string-value="41" calcext:value-type="string">
            <text:p>41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;[.$A$46])" office:value-type="string" office:string-value="21, 42" calcext:value-type="string">
            <text:p>21, 42</text:p>
          </table:table-cell>
          <table:table-cell table:style-name="ce36" office:value-type="string" calcext:value-type="string">
            <text:p>8, 8</text:p>
          </table:table-cell>
          <table:table-cell table:style-name="ce38" office:value-type="string" calcext:value-type="string">
            <text:p>2, 1</text:p>
          </table:table-cell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46])" office:value-type="string" office:string-value="7, 42" calcext:value-type="string">
            <text:p>7, 42</text:p>
          </table:table-cell>
          <table:table-cell table:style-name="ce36" office:value-type="string" calcext:value-type="string">
            <text:p>30, 16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;[.$A$52])" office:value-type="string" office:string-value="7, 48" calcext:value-type="string">
            <text:p>7, 48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6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;[.$A$57])" office:value-type="string" office:string-value="7, 51, 53" calcext:value-type="string">
            <text:p>7, 51, 53</text:p>
          </table:table-cell>
          <table:table-cell table:style-name="ce36" office:value-type="string" calcext:value-type="string">
            <text:p>2, 8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12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OUTPOS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51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15:59:5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7T16:10:04.958000000</dc:date>
    <meta:editing-duration>P35DT23H6M50S</meta:editing-duration>
    <meta:editing-cycles>2680</meta:editing-cycles>
    <meta:generator>LibreOffice/7.1.3.2$Windows_X86_64 LibreOffice_project/47f78053abe362b9384784d31a6e56f8511eb1c1</meta:generator>
    <meta:document-statistic meta:table-count="1" meta:cell-count="848" meta:object-count="0"/>
  </office:meta>
</office:document-meta>
</file>